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------Prix Maison---------</text:p>
      <text:p text:style-name="Standard"/>
      <text:p text:style-name="Standard">Prix Maison ligne 1 : 25$ <text:s text:c="3"/>Hotel : 50$</text:p>
      <text:p text:style-name="Standard">Prix Maison ligne 2 : 50$ <text:s text:c="3"/>Hotel : 100$</text:p>
      <text:p text:style-name="Standard">Prix Maison ligne 3 : 75$ <text:s text:c="4"/>Hotel : 150$</text:p>
      <text:p text:style-name="Standard">Prix Maison ligne 4 : 100$ <text:s text:c="3"/>Hotel : 200$</text:p>
      <text:p text:style-name="Standard"/>
      <text:p text:style-name="Standard">Monopole 1 : carte 1 = 65$ <text:s/>carte2 = 70$</text:p>
      <text:p text:style-name="Standard">Monopole 2 : carte 1 = 105$ <text:s/>carte2 = 110$</text:p>
      <text:p text:style-name="Standard">Monopole 3 : carte 1 = 160$ <text:s/>carte2 = 165$</text:p>
      <text:p text:style-name="Standard">Monopole 4 : carte1 = 215$ <text:s/>carte2= 230$</text:p>
      <text:p text:style-name="Standard">Monopole 5 : carte1 = 320$ carte2= 330$</text:p>
      <text:p text:style-name="Standard"/>
      <text:p text:style-name="P1">-----Loyer sans maison-------</text:p>
      <text:p text:style-name="Standard"><text:s/></text:p>
      <text:p text:style-name="Standard">Monopole1 : carte 1 = 30$ carte2 = 40$</text:p>
      <text:p text:style-name="Standard">Monopole2 : carte1 = 50$ carte2 = 60$</text:p>
      <text:p text:style-name="Standard">Monopole3 : carte1 = 70$ carte2 = 80$</text:p>
      <text:p text:style-name="Standard">Monopole4 : carte1 = 120$ carte2 = 130$</text:p>
      <text:p text:style-name="Standard">Monopole5 : carte1 = 170$ carte2 = 180$</text:p>
      <text:p text:style-name="Standard"/>
      <text:p text:style-name="Standard"/>
      <text:p text:style-name="P1">-----loyer + maison----</text:p>
      <text:p text:style-name="Standard">M = maison</text:p>
      <text:p text:style-name="Standard">H = hotel</text:p>
      <text:p text:style-name="Standard"/>
      <text:p text:style-name="Standard">Monopole1 : <text:s text:c="2"/>Carte 1 : 1M = 90$ <text:s/>2M = 150$ <text:s/>H = 300$</text:p>
      <text:p text:style-name="Standard"><text:tab/><text:tab/>Carte 2 : 1M = 100$ <text:s/>2M = 160$ <text:s/>H = 310$</text:p>
      <text:p text:style-name="Standard"/>
      <text:p text:style-name="Standard">Monopole2 : <text:s text:c="2"/>Carte 1 : 1M = 165$ <text:s/>2M = 175$ <text:s/>H = 355$</text:p>
      <text:p text:style-name="Standard"><text:tab/><text:tab/>Carte 2 : 1M = 175$ <text:s/>2M = 185$ <text:s/>H = 365$</text:p>
      <text:p text:style-name="Standard"/>
      <text:p text:style-name="Standard">Monopole3 : <text:s text:c="2"/>Carte 1 : 1M = 240$ <text:s/>2M = 290$ <text:s/>H = 440$</text:p>
      <text:p text:style-name="Standard"><text:tab/><text:tab/>Carte 2 : 1M = 250$ <text:s/>2M = 300$ <text:s/>H = 450$</text:p>
      <text:p text:style-name="Standard"/>
      <text:p text:style-name="Standard">Monopole4 : <text:s text:c="2"/>Carte1 : <text:s/>1M = 325$ <text:s/>2M = 375$ <text:s/>H = 595$</text:p>
      <text:p text:style-name="Standard"><text:tab/><text:tab/>Carte2 : <text:s/>1M = 335$ <text:s/>2M = 385$ <text:s/>H = 605$</text:p>
      <text:p text:style-name="Standard"/>
      <text:p text:style-name="Standard">Monopole5 : <text:s text:c="2"/>Carte1 : <text:s/>1M = 420$ <text:s/>2M = 500$ <text:s/>H = 650$</text:p>
      <text:p text:style-name="Standard"><text:tab/><text:tab/>Carte2 : <text:s/>1M = 430$ <text:s/>2M = 510$ <text:s/>H = 660$</text:p>
      <text:p text:style-name="Standard"/>
      <text:p text:style-name="P1">----Carte divert----</text:p>
      <text:p text:style-name="Standard"/>
      <text:p text:style-name="Standard">Gare : 150$</text:p>
      <text:p text:style-name="Standard"/>
      <text:p text:style-name="Standard">taxe : 100$</text:p>
      <text:p text:style-name="Standard"/>
      <text:p text:style-name="P1">----Retour sur carte départ---</text:p>
      <text:p text:style-name="Standard"/>
      <text:p text:style-name="Standard">retour sur carte départ = 100$</text:p>
      <text:p text:style-name="Standard"/>
      <text:p text:style-name="P1"><text:soft-page-break/>-----Carte Chance-----</text:p>
      <text:p text:style-name="Standard"/>
      <text:p text:style-name="Standard">erreur de la banque : donne (25$ ou 50$ ou 75$ ou 100$)</text:p>
      <text:p text:style-name="Standard">prison : tu vas en prison (3X)</text:p>
      <text:p text:style-name="Standard">reculer de 3 cases : 1X</text:p>
      <text:p text:style-name="Standard">carte libéré de prison : 1X</text:p>
      <text:p text:style-name="Standard">avancer à Gare (1 pour chaque gare)</text:p>
      <text:p text:style-name="Standard">payer (50$ ou 100$ ou 200$)</text:p>
      <text:p text:style-name="Standard">anniversaire (chaque joueur vous verse 10$)<text:line-break/></text:p>
      <text:p text:style-name="P1">----Carte Commu----</text:p>
      <text:p text:style-name="Standard"/>
      <text:p text:style-name="Standard">payer hopital (300$)</text:p>
      <text:p text:style-name="Standard">payer médecin (50$)</text:p>
      <text:p text:style-name="Standard">payer loyer (200$)</text:p>
      <text:p text:style-name="Standard"/>
      <text:p text:style-name="Standard">erreur de la banque : donne (25$ ou 50$ ou 75$ ou 100$)</text:p>
      <text:p text:style-name="Standard">prix de beauté (150$)</text:p>
      <text:p text:style-name="Standard">héritage (200$)</text:p>
      <text:p text:style-name="Standard">prix de mot croisé (50$)</text:p>
      <text:p text:style-name="Standard">prison</text:p>
      <text:p text:style-name="Standard">carte de salope (pour chaque maison payer 100$, pour chaque hotel payer 200$)</text:p>
      <text:p text:style-name="Standard">carte de salope vénere (pour chaque maison payer 200$, pour chaque hotel payer 400$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ah Mauger Bardin</meta:initial-creator>
    <meta:creation-date>2024-03-20T09:46:23.54</meta:creation-date>
    <dc:date>2024-03-25T14:25:00.45</dc:date>
    <dc:creator>Noah Mauger Bardin</dc:creator>
    <meta:editing-duration>P2DT4H3M23S</meta:editing-duration>
    <meta:editing-cycles>5</meta:editing-cycles>
    <meta:generator>OpenOffice/4.1.14$Win32 OpenOffice.org_project/4114m1$Build-9811</meta:generator>
    <meta:document-statistic meta:table-count="0" meta:image-count="0" meta:object-count="0" meta:page-count="2" meta:paragraph-count="54" meta:word-count="404" meta:character-count="1858"/>
  </office:meta>
</office:document-meta>
</file>